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.parse( java . io .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org . w3c . dom .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org . w3c . dom . Node node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io . Reade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io . File file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org . apache . xmlbeans . xml . stream . XMLInputStream x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ValidatingXMLInputStream( org . apache . xmlbeans . xml . stream . XMLInputStream xis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ValidatingXMLInputStream( org . apache . xmlbeans . xml . stream . XMLInputStream x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org . apache . xmlbeans . xml . stream . XMLInputStream xis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io .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x . xml . stream . XMLStreamReader s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io . Reader r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actory.parse( java . net . URL u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lang . String xmlAsString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io . InputStream is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net . URL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Instance(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 . lang . String xmlAs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parse( javax . xml . stream . XMLStreamReader sr , org . apache . xmlbeans .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.newValue( java . lang .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